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999999" draw:marker-start-width="0.321cm" draw:marker-end-width="0.321cm" draw:fill="none" draw:textarea-horizontal-align="justify" draw:textarea-vertical-align="middle" draw:auto-grow-height="false" fo:min-height="2.45cm" fo:min-width="5.844cm" fo:padding-top="0.165cm" fo:padding-bottom="0.165cm" fo:padding-left="0.29cm" fo:padding-right="0.29cm"/>
    </style:style>
    <style:style style:name="gr2" style:family="graphic" style:parent-style-name="standard">
      <style:graphic-properties draw:stroke="solid" svg:stroke-width="0.081cm" svg:stroke-color="#999999" draw:marker-start-width="0.321cm" draw:marker-end-width="0.321cm" draw:fill="none" draw:textarea-horizontal-align="justify" draw:textarea-vertical-align="middle" draw:auto-grow-height="false" fo:min-height="3.652cm" fo:min-width="7.2cm" fo:padding-top="0.165cm" fo:padding-bottom="0.165cm" fo:padding-left="0.29cm" fo:padding-right="0.29cm"/>
    </style:style>
    <style:style style:name="gr3" style:family="graphic" style:parent-style-name="objectwithoutfill">
      <style:graphic-properties svg:stroke-width="0.081cm" svg:stroke-color="#808080" draw:marker-start-width="0.321cm" draw:marker-end-width="0.321cm" draw:fill="none" draw:textarea-vertical-align="middle" fo:padding-top="0.165cm" fo:padding-bottom="0.165cm" fo:padding-left="0.29cm" fo:padding-right="0.29cm"/>
    </style:style>
    <style:style style:name="gr4" style:family="graphic" style:parent-style-name="standard">
      <style:graphic-properties svg:stroke-color="#808080" draw:fill-color="#b2b2b2" draw:textarea-horizontal-align="justify" draw:textarea-vertical-align="middle" draw:auto-grow-height="false" fo:min-height="0.174cm" fo:min-width="0.138cm"/>
    </style:style>
    <style:style style:name="gr5" style:family="graphic" style:parent-style-name="standard">
      <style:graphic-properties svg:stroke-color="#808080" draw:fill-color="#b2b2b2" draw:textarea-horizontal-align="justify" draw:textarea-vertical-align="middle" draw:auto-grow-height="false" fo:min-height="0.316cm" fo:min-width="0.066cm"/>
    </style:style>
    <style:style style:name="gr6" style:family="graphic" style:parent-style-name="standard">
      <style:graphic-properties svg:stroke-color="#808080" draw:fill-color="#808080" draw:textarea-horizontal-align="justify" draw:textarea-vertical-align="middle" draw:auto-grow-height="false" fo:min-height="1.55cm" fo:min-width="0.9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2.766cm"/>
    </style:style>
    <style:style style:name="gr8" style:family="graphic" style:parent-style-name="standard">
      <style:graphic-properties svg:stroke-color="#808080" draw:fill-color="#808080" draw:textarea-horizontal-align="justify" draw:textarea-vertical-align="middle" draw:auto-grow-height="false" fo:min-height="1.15cm" fo:min-width="2.2cm"/>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2.69cm"/>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2.809cm"/>
    </style:style>
    <style:style style:name="gr1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textarea-horizontal-align="left" draw:auto-grow-height="true" draw:auto-grow-width="true" fo:min-height="0.949cm" fo:min-width="3.384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2.699cm"/>
    </style:style>
    <style:style style:name="gr14" style:family="graphic" style:parent-style-name="standard">
      <style:graphic-properties svg:stroke-width="0.081cm" svg:stroke-color="#1c1c1c" draw:marker-start-width="0.321cm" draw:marker-end-width="0.321cm" draw:textarea-vertical-align="middle" fo:padding-top="0.165cm" fo:padding-bottom="0.165cm" fo:padding-left="0.29cm" fo:padding-right="0.29cm"/>
    </style:style>
    <style:style style:name="gr15" style:family="graphic" style:parent-style-name="standard">
      <style:graphic-properties draw:stroke="none" svg:stroke-color="#000000" draw:fill="none" draw:fill-color="#ffffff" draw:textarea-horizontal-align="left" draw:auto-grow-height="true" draw:auto-grow-width="true" fo:min-height="0.949cm" fo:min-width="6.894cm"/>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0.425cm"/>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0.404cm"/>
    </style:style>
    <style:style style:name="gr18" style:family="graphic" style:parent-style-name="objectwithoutfill">
      <style:graphic-properties draw:marker-end="Short_20_line_20_Arrow" draw:marker-end-width="0.3cm" draw:fill="none" draw:textarea-vertical-align="middle"/>
    </style:style>
    <style:style style:name="gr19" style:family="graphic" style:parent-style-name="objectwithoutfill">
      <style:graphic-properties draw:marker-end="Short_20_line_20_Arrow" draw:marker-end-width="0.3cm" draw:fill="none" draw:textarea-vertical-align="middle"/>
    </style:style>
    <style:style style:name="gr20" style:family="graphic" style:parent-style-name="standard">
      <style:graphic-properties svg:stroke-width="0.081cm" svg:stroke-color="#000000" draw:marker-start-width="0.321cm" draw:marker-end-width="0.321cm" draw:textarea-vertical-align="middle" fo:padding-top="0.165cm" fo:padding-bottom="0.165cm" fo:padding-left="0.29cm" fo:padding-right="0.29cm"/>
    </style:style>
    <style:style style:name="gr21" style:family="graphic" style:parent-style-name="standard">
      <style:graphic-properties draw:stroke="none" svg:stroke-color="#000000" draw:fill="none" draw:fill-color="#ffffff" draw:textarea-horizontal-align="left" draw:auto-grow-height="true" draw:auto-grow-width="true" fo:min-height="0.475cm" fo:min-width="1.657cm"/>
    </style:style>
    <style:style style:name="gr22" style:family="graphic" style:parent-style-name="standard">
      <style:graphic-properties draw:stroke="none" svg:stroke-color="#000000" draw:fill="none" draw:fill-color="#ffffff" draw:textarea-horizontal-align="left" draw:auto-grow-height="true" draw:auto-grow-width="false" fo:min-height="0.85cm" fo:min-width="0cm"/>
    </style:style>
    <style:style style:name="gr23" style:family="graphic" style:parent-style-name="standard">
      <style:graphic-properties draw:stroke="none" draw:fill-color="#21409a" draw:textarea-horizontal-align="justify" draw:textarea-vertical-align="middle" draw:auto-grow-height="false" fo:min-height="0.104cm" fo:min-width="0cm"/>
    </style:style>
    <style:style style:name="gr24" style:family="graphic" style:parent-style-name="standard">
      <style:graphic-properties draw:stroke="none" draw:fill-color="#8f187c" draw:textarea-horizontal-align="justify" draw:textarea-vertical-align="middle" draw:auto-grow-height="false" fo:min-height="0.104cm" fo:min-width="0cm"/>
    </style:style>
    <style:style style:name="gr25" style:family="graphic" style:parent-style-name="standard">
      <style:graphic-properties svg:stroke-width="0.081cm" svg:stroke-color="#111111" draw:marker-start-width="0.321cm" draw:marker-end-width="0.321cm" draw:textarea-vertical-align="middle" fo:padding-top="0.165cm" fo:padding-bottom="0.165cm" fo:padding-left="0.29cm" fo:padding-right="0.29cm"/>
    </style:style>
    <style:style style:name="gr26" style:family="graphic" style:parent-style-name="standard">
      <style:graphic-properties draw:stroke="none" draw:fill-color="#21409a" draw:textarea-horizontal-align="justify" draw:textarea-vertical-align="middle" draw:auto-grow-height="false" fo:min-height="0.25cm" fo:min-width="0cm"/>
    </style:style>
    <style:style style:name="gr27" style:family="graphic" style:parent-style-name="standard">
      <style:graphic-properties draw:stroke="solid" svg:stroke-width="0.081cm" svg:stroke-color="#000000" draw:marker-start-width="0.321cm" draw:marker-end-width="0.321cm" draw:textarea-vertical-align="middle" fo:padding-top="0.165cm" fo:padding-bottom="0.165cm" fo:padding-left="0.29cm" fo:padding-right="0.29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0.214cm"/>
    </style:style>
    <style:style style:name="gr29"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30" style:family="graphic" style:parent-style-name="standard">
      <style:graphic-properties draw:textarea-horizontal-align="justify" draw:textarea-vertical-align="middle" draw:auto-grow-height="false" fo:min-height="0.853cm" fo:min-width="0.938cm" fo:wrap-option="no-wrap"/>
    </style:style>
    <style:style style:name="P1" style:family="paragraph">
      <loext:graphic-properties draw:fill="none"/>
      <style:paragraph-properties fo:text-align="center"/>
    </style:style>
    <style:style style:name="P2" style:family="paragraph">
      <loext:graphic-properties draw:fill-color="#b2b2b2"/>
      <style:paragraph-properties fo:text-align="center"/>
    </style:style>
    <style:style style:name="P3" style:family="paragraph">
      <loext:graphic-properties draw:fill-color="#808080"/>
      <style:paragraph-properties fo:text-align="center"/>
    </style:style>
    <style:style style:name="P4" style:family="paragraph">
      <loext:graphic-properties draw:fill="none" draw:fill-color="#ffffff"/>
      <style:text-properties fo:font-size="12pt" style:font-size-asian="12pt" style:font-size-complex="12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center"/>
    </style:style>
    <style:style style:name="P8" style:family="paragraph">
      <loext:graphic-properties draw:fill-color="#21409a"/>
      <style:paragraph-properties fo:text-align="center"/>
    </style:style>
    <style:style style:name="P9" style:family="paragraph">
      <loext:graphic-properties draw:fill-color="#8f187c"/>
      <style:paragraph-properties fo:text-align="center"/>
    </style:style>
    <style:style style:name="P10" style:family="paragraph">
      <loext:graphic-properties draw:fill="none" draw:fill-color="#ffffff"/>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084cm" svg:height="3.93cm" svg:x="3.5cm" svg:y="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1cm" svg:height="5.63cm" svg:x="2.5cm" svg:y="3.9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9.084cm" svg:height="3.93cm" svg:x="3.501cm" svg:y="4.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1cm" svg:height="5.63cm" svg:x="2.5cm" svg:y="1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9.084cm" svg:height="3.93cm" svg:x="3.516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2.6cm" svg:y1="6.7cm" svg:x2="12.6cm" svg:y2="15.9cm">
          <text:p/>
        </draw:line>
        <draw:line draw:style-name="gr3" draw:text-style-name="P1" draw:layer="layout" svg:x1="13.5cm" svg:y1="6.6cm" svg:x2="13.5cm" svg:y2="15.8cm">
          <text:p/>
        </draw:line>
        <draw:line draw:style-name="gr3" draw:text-style-name="P1" draw:layer="layout" svg:x1="3.5cm" svg:y1="6.8cm" svg:x2="3.5cm" svg:y2="16cm">
          <text:p/>
        </draw:line>
        <draw:line draw:style-name="gr3" draw:text-style-name="P1" draw:layer="layout" svg:x1="2.5cm" svg:y1="6.8cm" svg:x2="2.5cm" svg:y2="16cm">
          <text:p/>
        </draw:line>
        <draw:custom-shape draw:style-name="gr4" draw:text-style-name="P2" draw:layer="layout" svg:width="0.9cm" svg:height="0.6cm" svg:x="7.6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9cm" svg:height="0.6cm" svg:x="7.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9cm" svg:height="0.6cm" svg:x="11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9cm" svg:height="0.6cm" svg:x="10.6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8cm" svg:height="0.8cm" svg:x="12.6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9cm" svg:height="0.6cm" svg:x="4.801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9cm" svg:height="0.6cm" svg:x="4.501cm" svg:y="8.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8cm" svg:height="0.8cm" svg:x="2.6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4cm" svg:height="1.8cm" svg:x="14.3cm" svg:y="5.6cm">
          <text:p/>
          <draw:enhanced-geometry svg:viewBox="0 0 21600 21600" draw:type="rectangle" draw:enhanced-path="M 0 0 L 21600 0 21600 21600 0 21600 0 0 Z N"/>
        </draw:custom-shape>
        <draw:frame draw:style-name="gr7" draw:text-style-name="P4" draw:layer="layout" svg:width="3.266cm" svg:height="0.725cm" svg:x="13.734cm" svg:y="5cm">
          <draw:text-box>
            <text:p><text:span text:style-name="T1">Junction box</text:span></text:p>
          </draw:text-box>
        </draw:frame>
        <draw:custom-shape draw:style-name="gr8" draw:text-style-name="P3" xml:id="id2" draw:id="id2" draw:layer="layout" svg:width="2.7cm" svg:height="1.4cm" svg:x="14.1cm" svg:y="19.7cm">
          <text:p/>
          <draw:enhanced-geometry svg:viewBox="0 0 21600 21600" draw:type="rectangle" draw:enhanced-path="M 0 0 L 21600 0 21600 21600 0 21600 0 0 Z N"/>
        </draw:custom-shape>
        <draw:frame draw:style-name="gr9" draw:text-style-name="P6" draw:layer="layout" svg:width="3.19cm" svg:height="0.725cm" svg:x="13.91cm" svg:y="21.3cm">
          <draw:text-box>
            <text:p text:style-name="P5"><text:span text:style-name="T1">Controller box</text:span></text:p>
          </draw:text-box>
        </draw:frame>
        <draw:custom-shape draw:style-name="gr8" draw:text-style-name="P3" draw:layer="layout" svg:width="2.7cm" svg:height="1.4cm" svg:x="1.4cm" svg:y="19.9cm">
          <text:p/>
          <draw:enhanced-geometry svg:viewBox="0 0 21600 21600" draw:type="rectangle" draw:enhanced-path="M 0 0 L 21600 0 21600 21600 0 21600 0 0 Z N"/>
        </draw:custom-shape>
        <draw:frame draw:style-name="gr10" draw:text-style-name="P4" draw:layer="layout" svg:width="3.309cm" svg:height="0.725cm" svg:x="1.5cm" svg:y="19.175cm">
          <draw:text-box>
            <text:p><text:span text:style-name="T1">DAQ computer</text:span></text:p>
          </draw:text-box>
        </draw:frame>
        <draw:custom-shape draw:style-name="gr8" draw:text-style-name="P3" xml:id="id1" draw:id="id1" draw:layer="layout" svg:width="2.7cm" svg:height="1.4cm" svg:x="1.4cm" svg:y="22.4cm">
          <text:p/>
          <draw:enhanced-geometry svg:viewBox="0 0 21600 21600" draw:type="rectangle" draw:enhanced-path="M 0 0 L 21600 0 21600 21600 0 21600 0 0 Z N"/>
        </draw:custom-shape>
        <draw:frame draw:style-name="gr10" draw:text-style-name="P4" draw:layer="layout" svg:width="3.309cm" svg:height="0.725cm" svg:x="1.391cm" svg:y="21.7cm">
          <draw:text-box>
            <text:p><text:span text:style-name="T1">DAQ hardware</text:span></text:p>
          </draw:text-box>
        </draw:frame>
        <draw:line draw:style-name="gr11" draw:text-style-name="P1" draw:layer="layout" svg:x1="14.4cm" svg:y1="7.4cm" svg:x2="14.5cm" svg:y2="19.7cm">
          <text:p/>
        </draw:line>
        <draw:frame draw:style-name="gr12" draw:text-style-name="P4" draw:layer="layout" svg:width="3.884cm" svg:height="1.199cm" draw:transform="rotate (-1.55718275862934) translate (17.099cm 9.9cm)">
          <draw:text-box>
            <text:p><text:span text:style-name="T1">6 x ethernet cable</text:span></text:p>
            <text:p><text:span text:style-name="T1">1 x ground cable</text:span></text:p>
          </draw:text-box>
        </draw:frame>
        <draw:line draw:style-name="gr11" draw:text-style-name="P1" draw:layer="layout" svg:x1="14.1cm" svg:y1="20.1cm" svg:x2="4.1cm" svg:y2="20.2cm">
          <text:p/>
        </draw:line>
        <draw:frame draw:style-name="gr13" draw:text-style-name="P4" draw:layer="layout" svg:width="3.199cm" svg:height="0.725cm" svg:x="4.501cm" svg:y="20.275cm">
          <draw:text-box>
            <text:p><text:span text:style-name="T1">ethernet cable</text:span></text:p>
          </draw:text-box>
        </draw:frame>
        <draw:connector draw:style-name="gr14" draw:text-style-name="P7" draw:layer="layout" draw:line-skew="2.05cm" svg:x1="4.1cm" svg:y1="23.1cm" svg:x2="14.1cm" svg:y2="20.4cm" draw:start-shape="id1" draw:start-glue-point="1" draw:end-shape="id2" svg:d="M4100 23100h7050v-2700h2950" svg:viewBox="0 0 10001 2701">
          <text:p/>
        </draw:connector>
        <draw:frame draw:style-name="gr15" draw:text-style-name="P4" draw:layer="layout" svg:width="7.394cm" svg:height="1.199cm" svg:x="4.706cm" svg:y="23.4cm">
          <draw:text-box>
            <text:p><text:span text:style-name="T1">RG58 coax cable</text:span><text:span text:style-name="T1"><text:line-break/></text:span><text:span text:style-name="T1">with negative trigger pulse (1 V max)</text:span></text:p>
          </draw:text-box>
        </draw:frame>
        <draw:line draw:style-name="gr11" draw:text-style-name="P1" draw:layer="layout" svg:x1="14.3cm" svg:y1="5.7cm" svg:x2="13.367cm" svg:y2="5.7cm">
          <text:p/>
        </draw:line>
        <draw:line draw:style-name="gr11" draw:text-style-name="P1" draw:layer="layout" svg:x1="14.3cm" svg:y1="5.7cm" svg:x2="13.367cm" svg:y2="5.7cm">
          <text:p/>
        </draw:line>
        <draw:frame draw:style-name="gr16" draw:text-style-name="P4" draw:layer="layout" svg:width="0.925cm" svg:height="0.725cm" svg:x="3.8cm" svg:y="15.5cm">
          <draw:text-box>
            <text:p><text:span text:style-name="T1">ID</text:span></text:p>
          </draw:text-box>
        </draw:frame>
        <draw:frame draw:style-name="gr17" draw:text-style-name="P4" draw:layer="layout" svg:width="0.904cm" svg:height="0.725cm" svg:x="2.5cm" svg:y="15.5cm">
          <draw:text-box>
            <text:p><text:span text:style-name="T1">IV</text:span></text:p>
          </draw:text-box>
        </draw:frame>
        <draw:line draw:style-name="gr11" draw:text-style-name="P1" draw:layer="layout" svg:x1="14.3cm" svg:y1="6cm" svg:x2="13.367cm" svg:y2="6cm">
          <text:p/>
        </draw:line>
        <draw:line draw:style-name="gr11" draw:text-style-name="P1" draw:layer="layout" svg:x1="14.3cm" svg:y1="6.3cm" svg:x2="13.4cm" svg:y2="6.3cm">
          <text:p/>
        </draw:line>
        <draw:line draw:style-name="gr11" draw:text-style-name="P1" draw:layer="layout" svg:x1="14.3cm" svg:y1="6.6cm" svg:x2="10.4cm" svg:y2="6.6cm">
          <text:p/>
        </draw:line>
        <draw:line draw:style-name="gr11" draw:text-style-name="P1" draw:layer="layout" svg:x1="14.3cm" svg:y1="6.9cm" svg:x2="13.1cm" svg:y2="6.9cm">
          <text:p/>
        </draw:line>
        <draw:line draw:style-name="gr11" draw:text-style-name="P1" draw:layer="layout" svg:x1="14.3cm" svg:y1="7.2cm" svg:x2="13.367cm" svg:y2="7.2cm">
          <text:p/>
        </draw:line>
        <draw:line draw:style-name="gr11" draw:text-style-name="P1" draw:layer="layout" svg:x1="14.6cm" svg:y1="7.4cm" svg:x2="14.7cm" svg:y2="19.7cm">
          <text:p/>
        </draw:line>
        <draw:line draw:style-name="gr11" draw:text-style-name="P1" draw:layer="layout" svg:x1="14.8cm" svg:y1="7.4cm" svg:x2="14.9cm" svg:y2="19.7cm">
          <text:p/>
        </draw:line>
        <draw:line draw:style-name="gr11" draw:text-style-name="P1" draw:layer="layout" svg:x1="15cm" svg:y1="7.4cm" svg:x2="15.1cm" svg:y2="19.7cm">
          <text:p/>
        </draw:line>
        <draw:line draw:style-name="gr11" draw:text-style-name="P1" draw:layer="layout" svg:x1="15.2cm" svg:y1="7.4cm" svg:x2="15.3cm" svg:y2="19.7cm">
          <text:p/>
        </draw:line>
        <draw:line draw:style-name="gr11" draw:text-style-name="P1" draw:layer="layout" svg:x1="15.4cm" svg:y1="7.4cm" svg:x2="15.5cm" svg:y2="19.7cm">
          <text:p/>
        </draw:line>
        <draw:line draw:style-name="gr11" draw:text-style-name="P1" draw:layer="layout" svg:x1="15.4cm" svg:y1="7.4cm" svg:x2="15.5cm" svg:y2="19.7cm">
          <text:p/>
        </draw:line>
        <draw:line draw:style-name="gr11" draw:text-style-name="P1" draw:layer="layout" svg:x1="15.6cm" svg:y1="7.4cm" svg:x2="15.7cm" svg:y2="19.7cm">
          <text:p/>
        </draw:line>
        <draw:line draw:style-name="gr18" draw:text-style-name="P1" draw:layer="layout" svg:x1="2.1cm" svg:y1="4.9cm" svg:x2="2.1cm" svg:y2="1.7cm">
          <text:p/>
        </draw:line>
        <draw:line draw:style-name="gr19" draw:text-style-name="P1" draw:layer="layout" svg:x1="2.5cm" svg:y1="4.2cm" svg:x2="1.5cm" svg:y2="1.8cm">
          <text:p text:style-name="P7"><text:s/></text:p>
        </draw:line>
        <draw:ellipse draw:style-name="gr20" draw:text-style-name="P7" draw:layer="layout" svg:width="10.597cm" svg:height="4.57cm" svg:x="2.9cm" svg:y="3.9cm" draw:kind="arc" draw:start-angle="10.94" draw:end-angle="187.93">
          <text:p/>
        </draw:ellipse>
        <draw:frame draw:style-name="gr21" draw:text-style-name="P4" draw:layer="layout" svg:width="2.157cm" svg:height="0.725cm" svg:x="6.963cm" svg:y="3.194cm">
          <draw:text-box>
            <text:p><text:span text:style-name="T1">Flange 8</text:span></text:p>
          </draw:text-box>
        </draw:frame>
        <draw:frame draw:style-name="gr21" draw:text-style-name="P4" draw:layer="layout" svg:width="2.157cm" svg:height="0.725cm" svg:x="7.9cm" svg:y="8.075cm">
          <draw:text-box>
            <text:p><text:span text:style-name="T1">Flange 4</text:span></text:p>
          </draw:text-box>
        </draw:frame>
        <draw:frame draw:style-name="gr21" draw:text-style-name="P4" draw:layer="layout" svg:width="2.157cm" svg:height="0.725cm" svg:x="3.143cm" svg:y="5.975cm">
          <draw:text-box>
            <text:p><text:span text:style-name="T1">Flange 6</text:span></text:p>
          </draw:text-box>
        </draw:frame>
        <draw:frame draw:style-name="gr22" draw:text-style-name="P4" draw:layer="layout" svg:width="2.157cm" svg:height="1.1cm" svg:x="10.7cm" svg:y="5.9cm">
          <draw:text-box>
            <text:p><text:span text:style-name="T1">Flange 2</text:span></text:p>
          </draw:text-box>
        </draw:frame>
        <draw:ellipse draw:style-name="gr20" draw:text-style-name="P7" draw:layer="layout" svg:width="11.727cm" svg:height="5.08cm" svg:x="1.786cm" svg:y="4.097cm" draw:kind="arc" draw:start-angle="13.98" draw:end-angle="87.55">
          <text:p/>
        </draw:ellipse>
        <draw:ellipse draw:style-name="gr20" draw:text-style-name="P7" draw:layer="layout" svg:width="10.9cm" svg:height="5.159cm" svg:x="2.5cm" svg:y="4.141cm" draw:kind="arc" draw:start-angle="270.64" draw:end-angle="349.01">
          <text:p/>
        </draw:ellipse>
        <draw:ellipse draw:style-name="gr20" draw:text-style-name="P7" draw:layer="layout" svg:width="4.6cm" svg:height="2.1cm" svg:x="5.9cm" svg:y="5.5cm" draw:kind="arc" draw:start-angle="184.67" draw:end-angle="357.85">
          <text:p/>
        </draw:ellipse>
        <draw:line draw:style-name="gr11" draw:text-style-name="P1" draw:layer="layout" svg:x1="13.1cm" svg:y1="15.8cm" svg:x2="10.3cm" svg:y2="15.801cm">
          <text:p/>
        </draw:line>
        <draw:ellipse draw:style-name="gr20" draw:text-style-name="P7" draw:layer="layout" svg:width="4.6cm" svg:height="2.1cm" draw:transform="rotate (-3.14159265358979) translate (10.4cm 16.889cm)" draw:kind="arc" draw:start-angle="182.14" draw:end-angle="355.34">
          <text:p/>
        </draw:ellipse>
        <draw:line draw:style-name="gr11" draw:text-style-name="P1" draw:layer="layout" svg:x1="13.1cm" svg:y1="6.9cm" svg:x2="13.1cm" svg:y2="15.8cm">
          <text:p/>
        </draw:line>
        <draw:line draw:style-name="gr11" draw:text-style-name="P1" draw:layer="layout" svg:x1="8.1cm" svg:y1="9.2cm" svg:x2="8.1cm" svg:y2="15.5cm">
          <text:p/>
        </draw:line>
        <draw:line draw:style-name="gr11" draw:text-style-name="P1" draw:layer="layout" svg:x1="7.945cm" svg:y1="4.1cm" svg:x2="7.9cm" svg:y2="9.9cm">
          <text:p/>
        </draw:line>
        <draw:line draw:style-name="gr19" draw:text-style-name="P1" draw:layer="layout" svg:x1="1cm" svg:y1="3.136cm" svg:x2="3cm" svg:y2="3.136cm">
          <text:p text:style-name="P7"><text:s/></text:p>
        </draw:line>
        <draw:custom-shape draw:style-name="gr23" draw:text-style-name="P8" draw:layer="layout" svg:width="0.5cm" svg:height="0.5cm" svg:x="10.3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draw:layer="layout" svg:width="0.5cm" svg:height="0.5cm" svg:x="5.7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draw:layer="layout" svg:width="0.5cm" svg:height="0.5cm" svg:x="10.1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draw:layer="layout" svg:width="0.5cm" svg:height="0.5cm" svg:x="5.6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9" draw:layer="layout" svg:width="0.5cm" svg:height="0.5cm" svg:x="8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9" draw:layer="layout" svg:width="0.5cm" svg:height="0.5cm" svg:x="7.9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25" draw:text-style-name="P7" draw:layer="layout" svg:width="8.963cm" svg:height="3.992cm" svg:x="3.626cm" svg:y="11.508cm" draw:kind="arc" draw:start-angle="220.5" draw:end-angle="270.47">
          <text:p/>
        </draw:ellipse>
        <draw:custom-shape draw:style-name="gr23" draw:text-style-name="P8" draw:layer="layout" svg:width="0.5cm" svg:height="0.5cm" svg:x="7.9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8" draw:layer="layout" svg:width="0.5cm" svg:height="0.5cm" svg:x="4.3cm" svg:y="14.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ellipse draw:style-name="gr27" draw:text-style-name="P7" draw:layer="layout" svg:width="10.9cm" svg:height="5.8cm" svg:x="2.5cm" svg:y="9.7cm" draw:kind="arc" draw:start-angle="315.07" draw:end-angle="5.57">
          <text:p/>
        </draw:ellipse>
        <draw:line draw:style-name="gr11" draw:text-style-name="P1" draw:layer="layout" svg:x1="13.4cm" svg:y1="6.3cm" svg:x2="13.4cm" svg:y2="12.3cm">
          <text:p/>
        </draw:line>
        <draw:custom-shape draw:style-name="gr23" draw:text-style-name="P8" draw:layer="layout" svg:width="0.5cm" svg:height="0.5cm" svg:x="13.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draw:layer="layout" svg:width="0.5cm" svg:height="0.5cm" svg:x="11.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2.9cm" svg:y1="6.4cm" svg:x2="2.9cm" svg:y2="14.1cm">
          <text:p/>
        </draw:line>
        <draw:custom-shape draw:style-name="gr23" draw:text-style-name="P8" draw:layer="layout" svg:width="0.5cm" svg:height="0.5cm" svg:x="2.6cm" svg:y="10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ellipse draw:style-name="gr20" draw:text-style-name="P7" draw:layer="layout" svg:width="10.5cm" svg:height="6.666cm" svg:x="2.6cm" svg:y="9.737cm" draw:kind="arc" draw:start-angle="149.29" draw:end-angle="198">
          <text:p/>
        </draw:ellipse>
        <draw:frame draw:style-name="gr28" draw:text-style-name="P4" draw:layer="layout" svg:width="0.714cm" svg:height="0.725cm" svg:x="1.843cm" svg:y="1.075cm">
          <draw:text-box>
            <text:p><text:span text:style-name="T1">z</text:span></text:p>
          </draw:text-box>
        </draw:frame>
        <draw:frame draw:style-name="gr28" draw:text-style-name="P4" draw:layer="layout" svg:width="0.714cm" svg:height="0.725cm" svg:x="2.9cm" svg:y="2.675cm">
          <draw:text-box>
            <text:p><text:span text:style-name="T1">x</text:span></text:p>
          </draw:text-box>
        </draw:frame>
        <draw:frame draw:style-name="gr28" draw:text-style-name="P4" draw:layer="layout" svg:width="0.714cm" svg:height="0.725cm" svg:x="1.043cm" svg:y="1.177cm">
          <draw:text-box>
            <text:p><text:span text:style-name="T1">y</text:span></text:p>
          </draw:text-box>
        </draw:frame>
        <draw:custom-shape draw:style-name="gr23" draw:text-style-name="P8" draw:layer="layout" svg:width="0.5cm" svg:height="0.5cm" svg:x="3.1cm" svg:y="11.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ellipse draw:style-name="gr27" draw:text-style-name="P7" draw:layer="layout" svg:width="10.9cm" svg:height="5.7cm" svg:x="2.3cm" svg:y="9.8cm" draw:kind="arc" draw:start-angle="45.85" draw:end-angle="89.32">
          <text:p/>
        </draw:ellipse>
        <draw:custom-shape draw:style-name="gr23" draw:text-style-name="P8" draw:layer="layout" svg:width="0.5cm" svg:height="0.5cm" svg:x="7.7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draw:layer="layout" svg:width="0.5cm" svg:height="0.5cm" svg:x="11.4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10" draw:layer="layout" svg:width="1.044cm" svg:height="0.725cm" svg:x="8.6cm" svg:y="6.775cm">
          <draw:text-box>
            <text:p><text:span text:style-name="T2">B1</text:span></text:p>
          </draw:text-box>
        </draw:frame>
        <draw:frame draw:style-name="gr29" draw:text-style-name="P10" draw:layer="layout" svg:width="1.044cm" svg:height="0.725cm" svg:x="9.4cm" svg:y="14.375cm">
          <draw:text-box>
            <text:p><text:span text:style-name="T2">B6</text:span></text:p>
          </draw:text-box>
        </draw:frame>
        <draw:frame draw:style-name="gr29" draw:text-style-name="P10" draw:layer="layout" svg:width="1.044cm" svg:height="0.725cm" svg:x="8cm" svg:y="12.275cm">
          <draw:text-box>
            <text:p><text:span text:style-name="T2">B5</text:span></text:p>
          </draw:text-box>
        </draw:frame>
        <draw:frame draw:style-name="gr29" draw:text-style-name="P10" draw:layer="layout" svg:width="1.044cm" svg:height="0.725cm" svg:x="9.6cm" svg:y="10.175cm">
          <draw:text-box>
            <text:p><text:span text:style-name="T2">B3</text:span></text:p>
          </draw:text-box>
        </draw:frame>
        <draw:frame draw:style-name="gr29" draw:text-style-name="P10" draw:layer="layout" svg:width="1.044cm" svg:height="0.725cm" svg:x="13.3cm" svg:y="9cm">
          <draw:text-box>
            <text:p><text:span text:style-name="T2">B2</text:span></text:p>
          </draw:text-box>
        </draw:frame>
        <draw:frame draw:style-name="gr29" draw:text-style-name="P10" draw:layer="layout" svg:width="1.044cm" svg:height="0.725cm" svg:x="2.7cm" svg:y="9.1cm">
          <draw:text-box>
            <text:p><text:span text:style-name="T2">B4</text:span></text:p>
          </draw:text-box>
        </draw:frame>
        <draw:frame draw:style-name="gr13" draw:text-style-name="P4" draw:layer="layout" svg:width="3.199cm" svg:height="0.725cm" svg:x="10.6cm" svg:y="19.3cm">
          <draw:text-box>
            <text:p><text:span text:style-name="T1">ethernet cable</text:span></text:p>
          </draw:text-box>
        </draw:frame>
        <draw:custom-shape draw:style-name="gr30" draw:text-style-name="P7" draw:layer="layout" svg:width="2.2cm" svg:height="1.7cm" svg:x="8.2cm" svg:y="1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4" draw:layer="layout" svg:width="3.199cm" svg:height="0.725cm" svg:x="7.739cm" svg:y="21.093cm">
          <draw:text-box>
            <text:p><text:span text:style-name="T1">Local networ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cm" fo:page-height="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1T14:41:32.679000000</meta:creation-date>
    <dc:date>2019-03-19T21:32:14.372000000</dc:date>
    <meta:editing-duration>PT2H30M8S</meta:editing-duration>
    <meta:editing-cycles>16</meta:editing-cycles>
    <meta:generator>LibreOffice/6.0.5.2$Windows_X86_64 LibreOffice_project/54c8cbb85f300ac59db32fe8a675ff7683cd5a16</meta:generator>
    <meta:document-statistic meta:object-count="95"/>
  </office:meta>
</office:document-meta>
</file>